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style>
    <style:style style:name="P4" style:family="paragraph" style:parent-style-name="Table_20_Contents">
      <style:paragraph-properties fo:text-align="justify" style:justify-single-word="false"/>
    </style:style>
    <style:style style:name="P5" style:family="paragraph" style:parent-style-name="Standard" style:list-style-name="L1">
      <style:paragraph-properties fo:text-align="start" style:justify-single-word="false"/>
    </style:style>
    <style:style style:name="T1" style:family="text">
      <style:text-properties fo:color="#181615" style:font-name="Monospace" fo:font-size="10pt" style:font-name-asian="Monospace" style:font-size-asian="10pt" style:font-name-complex="Monospace"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éliorer l'utilisabilité de Generic System </text:p>
      <text:p text:style-name="Standard"/>
      <text:p text:style-name="P2">Projet 1</text:p>
      <text:p text:style-name="P2"/>
      <text:p text:style-name="P3">Problématique : <text:s/>Éviter aux utilisateurs de recompiler les sources de Generic System en local.</text:p>
      <text:p text:style-name="P3"/>
      <text:p text:style-name="P3"/>
      <text:p text:style-name="P3">Solution : Mise en place d'un repository maven central au sein de Middleware Factory.</text:p>
      <text:p text:style-name="P3"/>
      <text:p text:style-name="P3"/>
      <text:p text:style-name="P3">État de l'art : </text:p>
      <text:p text:style-name="P3"><text:tab/></text:p>
      <text:p text:style-name="P3"><text:tab/>Après une étape de documentation sur le déploiement et la création de repository maven nous avons constaté que :</text:p>
      <text:p text:style-name="P3"/>
      <text:p text:style-name="P3"><text:tab/>- Le déploiement d'un artefact sur un repository maven est proposé en standard par la commande deploy de maven. Cette commande propose deux modes de connexions : FTP et SSH.</text:p>
      <text:p text:style-name="P3"/>
      <text:p text:style-name="P3"><text:tab/>- Pour mettre en place un repository maven il existe plusieurs outils tels que nexus ou archiva. Ces outils permettent de gérer le repository central d'une organisation. Ils proposent également d'autres services comme le proxy-cache, la génération de rapport d'utilisation et beaucoup d'autres fonctionnalités.</text:p>
      <text:p text:style-name="P3"/>
      <text:p text:style-name="P3"><text:tab/>- Dans les faits un repository maven n'est rien d'autre qu'une arborescence de répertoires correspondant aux groupId des projets et contenant les artefacts. Il est donc possible d'utiliser un simple système de fichiers comme repository maven.</text:p>
      <text:p text:style-name="P3"/>
      <text:p text:style-name="P3"><text:tab/>- Pour être accessible par le client maven, le repository doit être accessible par le protocole HTTP/HTTPS.</text:p>
      <text:p text:style-name="P3"/>
      <text:p text:style-name="P3"/>
      <text:p text:style-name="P3">Les besoins :</text:p>
      <text:p text:style-name="P3"/>
      <text:list xml:id="list572148224" text:style-name="L1">
        <text:list-item>
          <text:list>
            <text:list-item>
              <text:p text:style-name="P5">Être capable de déployer Generic System sur le repository central maven ;</text:p>
            </text:list-item>
            <text:list-item>
              <text:p text:style-name="P5">Être capable de récupérer la dépendance depuis un client maven ;</text:p>
            </text:list-item>
            <text:list-item>
              <text:p text:style-name="P5">Un système robuste d'une durée d'utilisation supérieur à dix ans ;</text:p>
            </text:list-item>
            <text:list-item>
              <text:p text:style-name="P5">Un système nécessitant le moins d'administration possible .</text:p>
            </text:list-item>
          </text:list>
        </text:list-item>
      </text:list>
      <text:p text:style-name="P3"/>
      <text:p text:style-name="P3"/>
      <text:p text:style-name="P3">Solution retenue :</text:p>
      <text:p text:style-name="P3"/>
      <text:p text:style-name="P3"><text:tab/>Pour répondre à la problématique nous n'avons besoin uniquement des fonctionnalités de déploiement et de récupération de la dépendance. Pour respecter nos besoins de robustesse et de durée de vie du système nous avons choisi de ne pas utiliser d'outils de gestions de repository maven. Cela nous permet d'éviter tous problèmes ou arrêt de support pouvant survenir pendant l'exploitation du système.</text:p>
      <text:p text:style-name="P3"/>
      <text:p text:style-name="P3"><text:tab/>Dans un premier temps ce repository ne sera utilisé qu'au sein des locaux Middleware Factory. Il n'est donc pas nécessaire d'utiliser un protocole sécurisé. </text:p>
      <text:p text:style-name="P3"/>
      <text:p text:style-name="P3"><text:tab/>Nous avons retenu la mise en place d'un service FTP sur un serveur interne. Pour rendre ce service nous avons choisi d'utiliser l'application serveur vsFTPd.</text:p>
      <text:p text:style-name="P3"><text:soft-page-break/><text:tab/></text:p>
      <text:p text:style-name="P3"/>
      <text:p text:style-name="P3">Mise en place :</text:p>
      <text:p text:style-name="P3"><text:tab/>Installation du serveur vsFTPd sur le serveur.</text:p>
      <text:p text:style-name="P3"/>
      <text:p text:style-name="P3"><text:tab/>Configuration du serveur vsFTPd : Édition du fichier /etc/vsftpd.conf :</text:p>
      <text:p text:style-name="P3"/>
      <text:p text:style-name="P3">Interdire l'acces à l'utilisateur anonymous :</text:p>
      <table:table table:name="Tableau4" table:style-name="Tableau4">
        <table:table-column table:style-name="Tableau4.A"/>
        <table:table-row>
          <table:table-cell table:style-name="Tableau4.A1" office:value-type="string">
            <text:p text:style-name="P4">anonymous_enable=NO</text:p>
          </table:table-cell>
        </table:table-row>
      </table:table>
      <text:p text:style-name="P3"/>
      <text:p text:style-name="P3"/>
      <text:p text:style-name="P3">Autoriser les utilisateurs locaux à se connecter au serveur FTP :</text:p>
      <table:table table:name="Tableau2" table:style-name="Tableau2">
        <table:table-column table:style-name="Tableau2.A"/>
        <table:table-row>
          <table:table-cell table:style-name="Tableau2.A1" office:value-type="string">
            <text:p text:style-name="P4">local_enable=YES</text:p>
          </table:table-cell>
        </table:table-row>
      </table:table>
      <text:p text:style-name="P3"><text:s/></text:p>
      <text:p text:style-name="P3"/>
      <text:p text:style-name="P3">Vérifier que cette ligne est :</text:p>
      <table:table table:name="Tableau3" table:style-name="Tableau3">
        <table:table-column table:style-name="Tableau3.A"/>
        <table:table-row>
          <table:table-cell table:style-name="Tableau3.A1" office:value-type="string">
            <text:p text:style-name="P4">#chroot_local_user=YES</text:p>
          </table:table-cell>
        </table:table-row>
      </table:table>
      <text:p text:style-name="P3">Commentée pour les versions de système &gt;=12.04. Décommentée sinon.</text:p>
      <text:p text:style-name="P3"/>
      <text:p text:style-name="P3"/>
      <text:p text:style-name="P3">Création d'un répertoire repository/ dans le home de l'utilisateur middleware.</text:p>
      <text:p text:style-name="P3"/>
      <text:p text:style-name="P3">Configuration d'apache pour faire pointer <text:span text:style-name="T1">http://genericsystem.org/repository/</text:span> vers le répertoire repository/</text:p>
      <text:p text:style-name="P3">Édition du fichier site-enable/default : </text:p>
      <text:p text:style-name="P3"/>
      <table:table table:name="Tableau1" table:style-name="Tableau1">
        <table:table-column table:style-name="Tableau1.A"/>
        <table:table-row>
          <table:table-cell table:style-name="Tableau1.A1" office:value-type="string">
            <text:p text:style-name="P4">&lt;VirtualHost *:80&gt;</text:p>
            <text:p text:style-name="P4"><text:tab/>ServerAdmin webmaster@localhost</text:p>
            <text:p text:style-name="P4"/>
            <text:p text:style-name="P4"><text:tab/>DocumentRoot /home/middleware</text:p>
            <text:p text:style-name="P4"><text:tab/>&lt;Directory /&gt;</text:p>
            <text:p text:style-name="P4"><text:tab/><text:tab/>Options FollowSymLinks</text:p>
            <text:p text:style-name="P4"><text:tab/><text:tab/>AllowOverride None</text:p>
            <text:p text:style-name="P4"><text:tab/>&lt;/Directory&gt;</text:p>
            <text:p text:style-name="P4"><text:tab/>&lt;Directory /home/middleware/&gt;</text:p>
            <text:p text:style-name="P4"><text:tab/><text:tab/>Options Indexes FollowSymLinks MultiViews</text:p>
            <text:p text:style-name="P4"><text:tab/><text:tab/>AllowOverride None</text:p>
            <text:p text:style-name="P4"><text:tab/><text:tab/>Order deny,allow</text:p>
            <text:p text:style-name="P4"><text:tab/><text:tab/>Deny from all</text:p>
            <text:p text:style-name="P4"><text:tab/>&lt;/Directory&gt;</text:p>
            <text:p text:style-name="P4"/>
            <text:p text:style-name="P4"/>
            <text:p text:style-name="P4"><text:s text:c="4"/>Alias /repository/ "/home/middleware/repository/"</text:p>
            <text:p text:style-name="P4"><text:s text:c="4"/>&lt;Directory "/home/middleware/repository/"&gt;</text:p>
            <text:p text:style-name="P4"><text:s text:c="8"/>Options Indexes MultiViews FollowSymLinks</text:p>
            <text:p text:style-name="P4"><text:s text:c="8"/>AllowOverride None</text:p>
            <text:p text:style-name="P4"><text:s text:c="8"/>Order allow,deny</text:p>
            <text:p text:style-name="P4"><text:s text:c="8"/>Allow from all</text:p>
            <text:p text:style-name="P4"><text:s text:c="4"/>&lt;/Directory&gt;</text:p>
            <text:p text:style-name="P4"/>
            <text:p text:style-name="P4">&lt;/VirtualHost&gt;</text:p>
          </table:table-cell>
        </table:table-row>
      </table:table>
      <text:p text:style-name="P3"><text:soft-page-break/>Si le lien symbolique 000-default existe, faire un rm dessus.</text:p>
      <text:p text:style-name="P3">Pour être prise en compte, cette modification nécessite un redémarrage du serveur apache.</text:p>
      <text:p text:style-name="P3"/>
      <text:p text:style-name="P3">Création d'une documentation utilisateur de paramétrage du client maven pour configurer le déploiement.</text:p>
      <text:p text:style-name="P3"/>
      <text:p text:style-name="P3">Axes d'évolutions : </text:p>
      <text:p text:style-name="P3"/>
      <text:p text:style-name="P3"><text:tab/>Besoin de déployer depuis l'extérieur :</text:p>
      <text:p text:style-name="P3"/>
      <text:p text:style-name="P3"><text:tab/>Si le besoin de déployer sur le repository maven interne depuis l'extérieur du réseau local Middleware Factory veinai à être exprimé, il faudrait mettre en place une politique de sécurisation de l'accè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3:03</meta:creation-date>
    <dc:date>2012-09-18T14:40:03</dc:date>
    <meta:editing-duration>P2DT14H34M1S</meta:editing-duration>
    <meta:editing-cycles>32</meta:editing-cycles>
    <meta:generator>LibreOffice/3.4$Unix LibreOffice_project/340m1$Build-502</meta:generator>
    <meta:document-statistic meta:table-count="4" meta:image-count="0" meta:object-count="0" meta:page-count="3" meta:paragraph-count="62" meta:word-count="550" meta:character-count="3894" meta:non-whitespace-character-count="3323"/>
  </office:meta>
</office:document-meta>
</file>